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9"/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0.0000014" calcext:value-type="float">
            <text:p>1,40E-06</text:p>
          </table:table-cell>
          <table:table-cell table:number-columns-repeated="2" table:style-name="ce3" office:value-type="float" office:value="0.0000012" calcext:value-type="float">
            <text:p>1,20E-06</text:p>
          </table:table-cell>
          <table:table-cell table:style-name="ce3" office:value-type="float" office:value="0.0000015" calcext:value-type="float">
            <text:p>1,50E-06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2" table:style-name="ce3" office:value-type="float" office:value="0.0000013" calcext:value-type="float">
            <text:p>1,3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11" calcext:value-type="float">
            <text:p>1,10E-06</text:p>
          </table:table-cell>
          <table:table-cell table:formula="of:=MEDIAN([.C2:.K2])" office:value-type="float" office:value="0.0000013" calcext:value-type="float">
            <text:p>1,3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0.0000022" calcext:value-type="float">
            <text:p>2,20E-06</text:p>
          </table:table-cell>
          <table:table-cell table:style-name="ce3" office:value-type="float" office:value="0.0000014" calcext:value-type="float">
            <text:p>1,40E-06</text:p>
          </table:table-cell>
          <table:table-cell table:style-name="ce3" office:value-type="float" office:value="0.0000023" calcext:value-type="float">
            <text:p>2,30E-06</text:p>
          </table:table-cell>
          <table:table-cell table:style-name="ce3" office:value-type="float" office:value="0.0000024" calcext:value-type="float">
            <text:p>2,40E-06</text:p>
          </table:table-cell>
          <table:table-cell table:style-name="ce3" office:value-type="float" office:value="0.0000021" calcext:value-type="float">
            <text:p>2,10E-06</text:p>
          </table:table-cell>
          <table:table-cell table:style-name="ce3" office:value-type="float" office:value="0.0000026" calcext:value-type="float">
            <text:p>2,6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23" calcext:value-type="float">
            <text:p>2,30E-06</text:p>
          </table:table-cell>
          <table:table-cell table:style-name="ce3" office:value-type="float" office:value="0.0000019" calcext:value-type="float">
            <text:p>1,90E-06</text:p>
          </table:table-cell>
          <table:table-cell table:formula="of:=MEDIAN([.C3:.K3])" office:value-type="float" office:value="0.0000023" calcext:value-type="float">
            <text:p>2,3E-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0.0000288" calcext:value-type="float">
            <text:p>2,88E-05</text:p>
          </table:table-cell>
          <table:table-cell table:style-name="ce3" office:value-type="float" office:value="0.0000057" calcext:value-type="float">
            <text:p>5,70E-06</text:p>
          </table:table-cell>
          <table:table-cell table:number-columns-repeated="2" table:style-name="ce3" office:value-type="float" office:value="0.0000051" calcext:value-type="float">
            <text:p>5,1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" calcext:value-type="float">
            <text:p>5,00E-06</text:p>
          </table:table-cell>
          <table:table-cell table:style-name="ce3" office:value-type="float" office:value="0.0000049" calcext:value-type="float">
            <text:p>4,90E-06</text:p>
          </table:table-cell>
          <table:table-cell table:style-name="ce3" office:value-type="float" office:value="0.0000046" calcext:value-type="float">
            <text:p>4,60E-06</text:p>
          </table:table-cell>
          <table:table-cell table:style-name="ce3" office:value-type="float" office:value="0.000005" calcext:value-type="float">
            <text:p>5,00E-06</text:p>
          </table:table-cell>
          <table:table-cell table:formula="of:=MEDIAN([.C4:.K4])" office:value-type="float" office:value="0.0000051" calcext:value-type="float">
            <text:p>5,1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0.0000054" calcext:value-type="float">
            <text:p>5,40E-06</text:p>
          </table:table-cell>
          <table:table-cell table:style-name="ce3" office:value-type="float" office:value="0.0000069" calcext:value-type="float">
            <text:p>6,9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7" calcext:value-type="float">
            <text:p>5,70E-06</text:p>
          </table:table-cell>
          <table:table-cell table:formula="of:=MEDIAN([.C5:.K5])" office:value-type="float" office:value="0.0000056" calcext:value-type="float">
            <text:p>5,6E-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62" calcext:value-type="float">
            <text:p>6,2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8" calcext:value-type="float">
            <text:p>5,8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8" calcext:value-type="float">
            <text:p>5,80E-06</text:p>
          </table:table-cell>
          <table:table-cell table:formula="of:=MEDIAN([.C6:.K6])" office:value-type="float" office:value="0.0000058" calcext:value-type="float">
            <text:p>5,8E-0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ervi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0943" calcext:value-type="float">
            <text:p>0,00109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35" calcext:value-type="float">
            <text:p>0,00103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94" calcext:value-type="float">
            <text:p>0,001039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825" calcext:value-type="float">
            <text:p>0,008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239" calcext:value-type="float">
            <text:p>0,0082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195" calcext:value-type="float">
            <text:p>0,00819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3765" calcext:value-type="float">
            <text:p>0,1376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4892" calcext:value-type="float">
            <text:p>0,13489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3133" calcext:value-type="float">
            <text:p>0,13313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6608" calcext:value-type="float">
            <text:p>1,9660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7894" calcext:value-type="float">
            <text:p>1,78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9721" calcext:value-type="float">
            <text:p>1,9721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.99765" calcext:value-type="float">
            <text:p>7,9976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96247" calcext:value-type="float">
            <text:p>7,9624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6181" calcext:value-type="float">
            <text:p>7,6181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as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3475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0148221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0013122 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16013 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148221 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111286 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475734 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47853 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242349 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3.56902 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54518 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82514 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2.168" calcext:value-type="float">
            <text:p>32,16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.544" calcext:value-type="float">
            <text:p>30,54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6.18717 </text:p>
          </table:table-cell>
          <table:table-cell table:number-columns-repeated="4"/>
        </table:table-row>
      </table:table>
      <table:table table:name="Casa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3819" calcext:value-type="float">
            <text:p>0,00138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4704" calcext:value-type="float">
            <text:p>0,00147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236" calcext:value-type="float">
            <text:p>0,0012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28335" calcext:value-type="float">
            <text:p>0,01283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141117" calcext:value-type="float">
            <text:p>0,01411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115682" calcext:value-type="float">
            <text:p>0,01156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18457" calcext:value-type="float">
            <text:p>0,51845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391628" calcext:value-type="float">
            <text:p>0,39162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296568" calcext:value-type="float">
            <text:p>0,2965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03742" calcext:value-type="float">
            <text:p>4,03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.61946" calcext:value-type="float">
            <text:p>3,6194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49403" calcext:value-type="float">
            <text:p>2,4940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1.1972" calcext:value-type="float">
            <text:p>31,197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6.9204" calcext:value-type="float">
            <text:p>26,920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8.12806" calcext:value-type="float">
            <text:p>8,1280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rimeiro Método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Terceiro Métod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3819" calcext:value-type="float">
            <text:p>0,0013819</text:p>
          </table:table-cell>
          <table:table-cell office:value-type="float" office:value="0.0014704" calcext:value-type="float">
            <text:p>0,0014704</text:p>
          </table:table-cell>
          <table:table-cell office:value-type="float" office:value="0.001236" calcext:value-type="float">
            <text:p>0,001236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28335" calcext:value-type="float">
            <text:p>0,0128335</text:p>
          </table:table-cell>
          <table:table-cell office:value-type="float" office:value="0.0141117" calcext:value-type="float">
            <text:p>0,0141117</text:p>
          </table:table-cell>
          <table:table-cell office:value-type="float" office:value="0.0115682" calcext:value-type="float">
            <text:p>0,0115682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18457" calcext:value-type="float">
            <text:p>0,518457</text:p>
          </table:table-cell>
          <table:table-cell office:value-type="float" office:value="0.391628" calcext:value-type="float">
            <text:p>0,391628</text:p>
          </table:table-cell>
          <table:table-cell office:value-type="float" office:value="0.296568" calcext:value-type="float">
            <text:p>0,296568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03742" calcext:value-type="float">
            <text:p>4,03742</text:p>
          </table:table-cell>
          <table:table-cell office:value-type="float" office:value="3.61946" calcext:value-type="float">
            <text:p>3,61946</text:p>
          </table:table-cell>
          <table:table-cell office:value-type="float" office:value="2.49403" calcext:value-type="float">
            <text:p>2,49403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1.1972" calcext:value-type="float">
            <text:p>31,1972</text:p>
          </table:table-cell>
          <table:table-cell office:value-type="float" office:value="26.9204" calcext:value-type="float">
            <text:p>26,9204</text:p>
          </table:table-cell>
          <table:table-cell office:value-type="float" office:value="8.12806" calcext:value-type="float">
            <text:p>8,12806</text:p>
          </table:table-cell>
          <table:table-cell table:number-columns-repeated="4"/>
        </table:table-row>
      </table:table>
      <table:table table:name="Cache Comparison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rimeiro Método</text:p>
          </table:table-cell>
          <table:table-cell/>
          <table:table-cell office:value-type="string" calcext:value-type="string">
            <text:p>Segundo Método</text:p>
          </table:table-cell>
          <table:table-cell/>
          <table:table-cell office:value-type="string" calcext:value-type="string">
            <text:p>Terceiro Mé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wr</text:p>
          </table:table-cell>
        </table:table-row>
        <table:table-row table:style-name="ro1">
          <table:table-cell office:value-type="string" calcext:value-type="string">
            <text:p>D1 refs</text:p>
          </table:table-cell>
          <table:table-cell table:style-name="ce2" office:value-type="percentage" office:value="0.411" calcext:value-type="percentage">
            <text:p>41,10%</text:p>
          </table:table-cell>
          <table:table-cell table:style-name="ce2" office:value-type="percentage" office:value="0.065" calcext:value-type="percentage">
            <text:p>6,50%</text:p>
          </table:table-cell>
          <table:table-cell table:style-name="ce2" office:value-type="percentage" office:value="0.036" calcext:value-type="percentage">
            <text:p>3,60%</text:p>
          </table:table-cell>
          <table:table-cell table:style-name="ce2" office:value-type="percentage" office:value="0.042" calcext:value-type="percentage">
            <text:p>4,20%</text:p>
          </table:table-cell>
          <table:table-cell table:style-name="ce2" office:value-type="percentage" office:value="0.041" calcext:value-type="percentage">
            <text:p>4,10%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Lld</text:p>
          </table:table-cell>
          <table:table-cell table:style-name="ce2" office:value-type="percentage" office:value="0.041" calcext:value-type="percentage">
            <text:p>4,10%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.002" calcext:value-type="percentage">
            <text:p>0,20%</text:p>
          </table:table-cell>
          <table:table-cell table:style-name="ce2" office:value-type="percentage" office:value="0.015" calcext:value-type="percentage">
            <text:p>1,50%</text:p>
          </table:table-cell>
          <table:table-cell table:style-name="ce2" office:value-type="percentage" office:value="0.041" calcext:value-type="percentage">
            <text:p>4,10%</text:p>
          </table:table-cell>
          <table:table-cell table:style-name="ce2" office:value-type="percentage" office:value="0" calcext:value-type="percentage">
            <text:p>0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09:01:19.0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9-13T09:39:59.563000000</dc:date>
    <meta:editing-duration>PT5H29M34S</meta:editing-duration>
    <meta:editing-cycles>84</meta:editing-cycles>
    <meta:document-statistic meta:table-count="3" meta:cell-count="229" meta:object-count="0"/>
  </office:meta>
</office:document-meta>
</file>